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olecurlar physics <text:s text:c="2"/>18.11.2014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0:23:39.741408057</meta:creation-date>
    <dc:date>2014-11-18T10:57:15.822816579</dc:date>
    <meta:editing-duration>PT18M25S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1" meta:paragraph-count="1" meta:word-count="3" meta:character-count="31" meta:non-whitespace-character-count="27"/>
  </office:meta>
</office:document-meta>
</file>